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o Nro. 3.1: Tipos de Dato Colección - Tuplas</text:title></text:p>
      <text:p text:style-name="OrgTitle"/>
      <text:p text:style-name="OrgSubtitle"><text:initial-creator>jotix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0a9dd3">1. Ejercicio 1:</text:a></text:p>
          <text:p text:style-name="Contents_20_1"><text:a xlink:type="simple" xlink:href="#org8ff641c">2. Ejercicio 2:</text:a></text:p>
          <text:p text:style-name="Contents_20_1"><text:a xlink:type="simple" xlink:href="#orgbcf49e3">3. Ejercicio 3:</text:a></text:p>
          <text:p text:style-name="Contents_20_1"><text:a xlink:type="simple" xlink:href="#org5c45797">4. Ejercicio 4:</text:a></text:p>
          <text:p text:style-name="Contents_20_1"><text:a xlink:type="simple" xlink:href="#org773178f">5. Ejercicio 5:</text:a></text:p>
          <text:p text:style-name="Contents_20_1"><text:a xlink:type="simple" xlink:href="#orgc2184b2">6. Ejercicio 6:</text:a></text:p>
          <text:p text:style-name="Contents_20_1"><text:a xlink:type="simple" xlink:href="#org8e72309">7. Ejercicio 7:</text:a></text:p>
          <text:p text:style-name="Contents_20_1"><text:a xlink:type="simple" xlink:href="#orgbd4a356">8. Ejercicio 8:</text:a></text:p>
          <text:p text:style-name="Contents_20_1"><text:a xlink:type="simple" xlink:href="#orgf4ccfdb">9. Ejercicio 9:</text:a></text:p>
          <text:p text:style-name="Contents_20_1"><text:a xlink:type="simple" xlink:href="#org496d210">10. Ejercicio 10:</text:a></text:p>
          <text:p text:style-name="Contents_20_1"><text:a xlink:type="simple" xlink:href="#org3d02676">11. Ejercicio 11:</text:a></text:p>
          <text:p text:style-name="Contents_20_1"><text:a xlink:type="simple" xlink:href="#org80dc841">12. Ejercicio 12:</text:a></text:p>
          <text:p text:style-name="Contents_20_1"><text:a xlink:type="simple" xlink:href="#orgf6e4a35">13. Ejercicio 13:</text:a></text:p>
          <text:p text:style-name="Contents_20_1"><text:a xlink:type="simple" xlink:href="#orgf83a1a5">14. Ejercicio 14:</text:a></text:p>
          <text:p text:style-name="Contents_20_1"><text:a xlink:type="simple" xlink:href="#org4603f4b">15. Ejercicio 15:</text:a></text:p>
          <text:p text:style-name="Contents_20_1"><text:a xlink:type="simple" xlink:href="#org223d802">16. Ejercicio 16:</text:a></text:p>
          <text:p text:style-name="Contents_20_1"><text:a xlink:type="simple" xlink:href="#orgc4f1ba6">17. Ejercicio 17:</text:a></text:p>
        </text:index-body>
      </text:table-of-content>
      <text:p text:style-name="Text_20_body">Nota: Asuma una cantidad especíca de elementos cuando el ejercicio no lo
especique.
</text:p>
      <text:h text:style-name="Heading_20_1" text:outline-level="1" text:is-list-header="false">
<text:bookmark-start text:name="OrgXref.org90a9dd3"/>
<text:bookmark text:name="org90a9dd3"/>Ejercicio 1:
<text:bookmark-end text:name="OrgXref.org90a9dd3"/></text:h>
      <text:p text:style-name="Text_20_body">Realice las siguientes actividades:
</text:p>
      <text:list text:style-name="OrgNumberedList" text:continue-numbering="false">
        <text:list-item>
          <text:p text:style-name="Text_20_body">Defina una dupla d donde los elementos están inicializados en 0.
</text:p>
        </text:list-item>
        <text:list-item>
          <text:p text:style-name="Text_20_body">Defina una tupla de un único elemento.
</text:p>
        </text:list-item>
        <text:list-item>
          <text:p text:style-name="Text_20_body">Defina una tupla con n elementos inicializados en 0.
</text:p>
        </text:list-item>
      </text:list>
      <text:p text:style-name="OrgSrcBlockLastLine"/>
      <text:h text:style-name="Heading_20_1" text:outline-level="1" text:is-list-header="false">
<text:bookmark-start text:name="OrgXref.org8ff641c"/>
<text:bookmark text:name="org8ff641c"/>Ejercicio 2:
<text:bookmark-end text:name="OrgXref.org8ff641c"/></text:h>
      <text:p text:style-name="Text_20_body">Defina las duplas op0 y op1 y luego construya la tupla r cuyos
elementos son la suma de los elementos de op0 y op1.
Ejemplo: Si op0=(10,20) y op1=(8,20) la tupla r tiene que contener
r=(18,40).
</text:p>
      <text:p text:style-name="OrgSrcBlockLastLine"/>
      <text:h text:style-name="Heading_20_1" text:outline-level="1" text:is-list-header="false">
<text:bookmark-start text:name="OrgXref.orgbcf49e3"/>
<text:bookmark text:name="orgbcf49e3"/>Ejercicio 3:
<text:bookmark-end text:name="OrgXref.orgbcf49e3"/></text:h>
      <text:p text:style-name="Text_20_body">Escriba un ejemplo que muestre que las tuplas son inmutables.
</text:p>
      <text:p text:style-name="OrgSrcBlockLastLine"/>
      <text:h text:style-name="Heading_20_1" text:outline-level="1" text:is-list-header="false">
<text:bookmark-start text:name="OrgXref.org5c45797"/>
<text:bookmark text:name="org5c45797"/>Ejercicio 4:
<text:bookmark-end text:name="OrgXref.org5c45797"/></text:h>
      <text:p text:style-name="Text_20_body">Escriba un programa que dada una tupla t con 5 elementos y
un número n produzca como resultado una nueva tupla con todos los
elementos de la tupla t multiplicados por el número n.
</text:p>
      <text:p text:style-name="OrgSrcBlockLastLine"/>
      <text:h text:style-name="Heading_20_1" text:outline-level="1" text:is-list-header="false">
<text:bookmark-start text:name="OrgXref.org773178f"/>
<text:bookmark text:name="org773178f"/>Ejercicio 5:
<text:bookmark-end text:name="OrgXref.org773178f"/></text:h>
      <text:p text:style-name="Text_20_body">Escriba un programa que almacene el valor de tres variables
ingresadas por el usuario en una tupla
</text:p>
      <text:p text:style-name="OrgSrcBlockLastLine"/>
      <text:h text:style-name="Heading_20_1" text:outline-level="1" text:is-list-header="false">
<text:bookmark-start text:name="OrgXref.orgc2184b2"/>
<text:bookmark text:name="orgc2184b2"/>Ejercicio 6:
<text:bookmark-end text:name="OrgXref.orgc2184b2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cuatro números, los almacene una
</text:p>
        </text:list-item>
      </text:list>
      <text:p text:style-name="Text_20_body">tupla t.
</text:p>
      <text:list text:style-name="OrgNumberedList" text:continue-numbering="false">
        <text:list-item>
          <text:p text:style-name="Text_20_body">Genere una tupla s la cual se obtiene sumando a cada elemento
</text:p>
        </text:list-item>
      </text:list>
      <text:p text:style-name="Text_20_body">de t un valor ingresado por el usuario.
</text:p>
      <text:list text:style-name="OrgNumberedList" text:continue-numbering="false">
        <text:list-item>
          <text:p text:style-name="Text_20_body">Genere una tupla r la cual se obtiene restando a cada elemento de
</text:p>
        </text:list-item>
      </text:list>
      <text:p text:style-name="Text_20_body">t un valor ingresado por el usuario.
</text:p>
      <text:list text:style-name="OrgNumberedList" text:continue-numbering="false">
        <text:list-item>
          <text:p text:style-name="Text_20_body">Imprima: con leyendas adecuadas la tupla t, s y r.
</text:p>
        </text:list-item>
      </text:list>
      <text:p text:style-name="OrgSrcBlockLastLine"/>
      <text:h text:style-name="Heading_20_1" text:outline-level="1" text:is-list-header="false">
<text:bookmark-start text:name="OrgXref.org8e72309"/>
<text:bookmark text:name="org8e72309"/>Ejercicio 7:
<text:bookmark-end text:name="OrgXref.org8e72309"/></text:h>
      <text:p text:style-name="Text_20_body">Defina una tupla y muestre:
</text:p>
      <text:list text:style-name="OrgNumberedList" text:continue-numbering="false">
        <text:list-item>
          <text:p text:style-name="Text_20_body">3⁄4Cómo se accede a un elemento de la tupla?
</text:p>
        </text:list-item>
        <text:list-item>
          <text:p text:style-name="Text_20_body">3⁄4Qué sucede si se intenta acceder a una posición inexistente de la
</text:p>
        </text:list-item>
      </text:list>
      <text:p text:style-name="Text_20_body">tupla?
</text:p>
      <text:list text:style-name="OrgNumberedList" text:continue-numbering="false">
        <text:list-item>
          <text:p text:style-name="Text_20_body">3⁄4Cómo se calcula la longitud de una tupla?
</text:p>
        </text:list-item>
      </text:list>
      <text:p text:style-name="OrgSrcBlockLastLine"/>
      <text:h text:style-name="Heading_20_1" text:outline-level="1" text:is-list-header="false">
<text:bookmark-start text:name="OrgXref.orgbd4a356"/>
<text:bookmark text:name="orgbd4a356"/>Ejercicio 8:
<text:bookmark-end text:name="OrgXref.orgbd4a356"/></text:h>
      <text:p text:style-name="Text_20_body">Construya un programa que permita que el usuario ingrese una
dupla y luego desempaquete la tupla en dos variables a y b. Luego el
programa debe imprimir las variables a y b.
</text:p>
      <text:p text:style-name="OrgSrcBlockLastLine"/>
      <text:h text:style-name="Heading_20_1" text:outline-level="1" text:is-list-header="false">
<text:bookmark-start text:name="OrgXref.orgf4ccfdb"/>
<text:bookmark text:name="orgf4ccfdb"/>Ejercicio 9:
<text:bookmark-end text:name="OrgXref.orgf4ccfdb"/></text:h>
      <text:p text:style-name="Text_20_body">Escriba un programa que permite que el usuario ingrese dos
valores en las variables a y b y luego empaquete dichos valores en una
tupla. Finalmente, el programa debe imprimir la tupla resultado.
</text:p>
      <text:p text:style-name="OrgSrcBlockLastLine"/>
      <text:h text:style-name="Heading_20_1" text:outline-level="1" text:is-list-header="false">
<text:bookmark-start text:name="OrgXref.org496d210"/>
<text:bookmark text:name="org496d210"/>Ejercicio 10:
<text:bookmark-end text:name="OrgXref.org496d210"/></text:h>
      <text:p text:style-name="Text_20_body">Escriba un programa que permite que el usuario ingrese un
número a y una tupla t. Luego el programa debe imprimir True si el
número a está en t y False en otro caso.
</text:p>
      <text:p text:style-name="OrgSrcBlockLastLine"/>
      <text:h text:style-name="Heading_20_1" text:outline-level="1" text:is-list-header="false">
<text:bookmark-start text:name="OrgXref.org3d02676"/>
<text:bookmark text:name="org3d02676"/>Ejercicio 11:
<text:bookmark-end text:name="OrgXref.org3d02676"/></text:h>
      <text:p text:style-name="Text_20_body">Escriba un programa que permita que el usuario ingrese un
número a y una tupla t. Luego el programa debe imprimir por pantalla
la posición del número a en la tupla t. En caso de que el número a no
se encuentre en t el programa debe imprimir -1.
</text:p>
      <text:p text:style-name="OrgSrcBlockLastLine"/>
      <text:h text:style-name="Heading_20_1" text:outline-level="1" text:is-list-header="false">
<text:bookmark-start text:name="OrgXref.org80dc841"/>
<text:bookmark text:name="org80dc841"/>Ejercicio 12:
<text:bookmark-end text:name="OrgXref.org80dc841"/></text:h>
      <text:p text:style-name="Text_20_body">Realice las siguientes actividades:
</text:p>
      <text:list text:style-name="OrgNumberedList" text:continue-numbering="false">
        <text:list-item>
          <text:p text:style-name="Text_20_body">Explique el concepto de rodaja.
</text:p>
        </text:list-item>
        <text:list-item>
          <text:p text:style-name="Text_20_body">Explique el concepto de zancada.
</text:p>
        </text:list-item>
        <text:list-item>
          <text:p text:style-name="Text_20_body">Por cada concepto explicado de ejemplos.
</text:p>
        </text:list-item>
      </text:list>
      <text:p text:style-name="OrgSrcBlockLastLine"/>
      <text:h text:style-name="Heading_20_1" text:outline-level="1" text:is-list-header="false">
<text:bookmark-start text:name="OrgXref.orgf6e4a35"/>
<text:bookmark text:name="orgf6e4a35"/>Ejercicio 13:
<text:bookmark-end text:name="OrgXref.orgf6e4a35"/></text:h>
      <text:p text:style-name="Text_20_body">Escriba un programa que permita que el usuario ingrese un
número a y una tupla t. Luego el programa debe mostrar por pantalla
la cantidad de veces que aparece el número a en la tupla t.
</text:p>
      <text:p text:style-name="OrgSrcBlockLastLine"/>
      <text:h text:style-name="Heading_20_1" text:outline-level="1" text:is-list-header="false">
<text:bookmark-start text:name="OrgXref.orgf83a1a5"/>
<text:bookmark text:name="orgf83a1a5"/>Ejercicio 14:
<text:bookmark-end text:name="OrgXref.orgf83a1a5"/></text:h>
      <text:p text:style-name="Text_20_body">Escriba un programa que permita que el usuario ingrese una
tupla t y un elemento e. El programa debe informar si e está en la tupla
t.
</text:p>
      <text:p text:style-name="OrgSrcBlockLastLine"/>
      <text:h text:style-name="Heading_20_1" text:outline-level="1" text:is-list-header="false">
<text:bookmark-start text:name="OrgXref.org4603f4b"/>
<text:bookmark text:name="org4603f4b"/>Ejercicio 15:
<text:bookmark-end text:name="OrgXref.org4603f4b"/></text:h>
      <text:p text:style-name="Text_20_body">Escriba un programa que permita que el usuario ingrese una
tupla t y un elemento e. El programa debe informar si e no está en t.
</text:p>
      <text:p text:style-name="OrgSrcBlockLastLine"/>
      <text:h text:style-name="Heading_20_1" text:outline-level="1" text:is-list-header="false">
<text:bookmark-start text:name="OrgXref.org223d802"/>
<text:bookmark text:name="org223d802"/>Ejercicio 16:
<text:bookmark-end text:name="OrgXref.org223d802"/></text:h>
      <text:p text:style-name="Text_20_body">Escriba un programa que permita que el usuario ingrese dos
tuplas t y r. El programa debe imprimir por pantalla la concatenación
de t y r.
</text:p>
      <text:p text:style-name="OrgSrcBlockLastLine"/>
      <text:h text:style-name="Heading_20_1" text:outline-level="1" text:is-list-header="false">
<text:bookmark-start text:name="OrgXref.orgc4f1ba6"/>
<text:bookmark text:name="orgc4f1ba6"/>Ejercicio 17:
<text:bookmark-end text:name="OrgXref.orgc4f1ba6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una tupla t de cinco números.
</text:p>
        </text:list-item>
        <text:list-item>
          <text:p text:style-name="Text_20_body">Sume los números pares.
</text:p>
        </text:list-item>
        <text:list-item>
          <text:p text:style-name="Text_20_body">Sume los números impares.
</text:p>
        </text:list-item>
      </text:list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tix</dc:creator>
    <meta:initial-creator>jotix</meta:initial-creator>
    <dc:date>2023-06-05T07:31:48</dc:date>
    <meta:creation-date>2023-06-05T07:31:48</meta:creation-date>
    <meta:generator>Emacs 28.2 (Org mode 9.5.5)</meta:generator>
    <meta:keyword/>
    <dc:subject>jotix's personal emacs config.</dc:subject>
    <dc:title>Práctico Nro. 3.1: Tipos de Dato Colección - Tuplas</dc:title>
  </office:meta>
</office:document-meta>
</file>